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20000030B00000193A1D9A69D.svm" manifest:media-type=""/>
  <manifest:file-entry manifest:full-path="Pictures/200000420000030B000001931E2516F7.svm" manifest:media-type=""/>
  <manifest:file-entry manifest:full-path="Pictures/200000420000030E0000018FE1C0D32F.svm" manifest:media-type=""/>
  <manifest:file-entry manifest:full-path="Pictures/200000420000030B0000018FF4A84C50.svm" manifest:media-type=""/>
  <manifest:file-entry manifest:full-path="Pictures/20000032000003AD000001626A53B25E.svm" manifest:media-type=""/>
  <manifest:file-entry manifest:full-path="Pictures/200000420000030B0000018F9325F133.svm" manifest:media-type=""/>
  <manifest:file-entry manifest:full-path="Pictures/20000032000004220000016237E7DFFF.svm" manifest:media-type=""/>
  <manifest:file-entry manifest:full-path="Pictures/2000000A000000C7000000FAD57FA8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32§display§u^0_1 | \hat{u}^0_1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2§display§u^0_2 | \hat{u}^0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2§display§\hat{u}^0_5 | u^0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u^0_3 | \hat{u}^0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\hat{u}^0_4 | u^0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32§display§\text{Inc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32§display§\text{Out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ath draw:style-name="gr4" draw:layer="layout" svg:width="3.401cm" svg:height="3.463cm" svg:x="11.938cm" svg:y="4.572cm" svg:viewBox="0 0 3402 3464" svg:d="m0 1732c0-957 761-1732 1702-1732 450 0 884 182 1201 507 320 325 499 766 499 1225 0 957-761 1732-1700 1732s-1702-775-1702-1732z">
          <text:p/>
        </draw:path>
        <draw:polygon draw:style-name="gr5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4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5" draw:layer="layout" svg:width="6.372cm" svg:height="3.152cm" svg:x="18.122cm" svg:y="7.014cm" svg:viewBox="0 0 6373 3153" draw:points="322,0 5471,1558 5632,1027 6373,2411 4989,3153 5149,2621 0,1063">
          <text:p/>
        </draw:polygon>
        <draw:polygon draw:style-name="gr4" draw:layer="layout" svg:width="6.372cm" svg:height="3.152cm" svg:x="18.122cm" svg:y="7.014cm" svg:viewBox="0 0 6373 3153" draw:points="322,0 5471,1558 5632,1027 6373,2411 4989,3153 5149,2621 0,1063">
          <text:p/>
        </draw:polygon>
        <draw:frame draw:style-name="gr6" draw:text-style-name="P1" draw:layer="layout" svg:width="1.273cm" svg:height="1.6cm" svg:x="12.946cm" svg:y="5.346cm">
          <draw:image xlink:href="Pictures/2000000A000000C7000000FAD57FA828.svm" xlink:type="simple" xlink:show="embed" xlink:actuate="onLoad">
            <text:p/>
          </draw:image>
        </draw:frame>
        <draw:frame draw:style-name="gr7" draw:text-style-name="P1" draw:layer="layout" svg:width="2.49cm" svg:height="1.274cm" svg:x="9.771cm" svg:y="2.794cm">
          <draw:image xlink:href="Pictures/200000420000030B0000018FF4A84C50.svm" xlink:type="simple" xlink:show="embed" xlink:actuate="onLoad">
            <text:p/>
          </draw:image>
        </draw:frame>
        <draw:frame draw:style-name="gr8" draw:text-style-name="P1" draw:layer="layout" svg:width="2.49cm" svg:height="1.274cm" svg:x="9.144cm" svg:y="5.457cm">
          <draw:image xlink:href="Pictures/200000420000030B0000018F9325F133.svm" xlink:type="simple" xlink:show="embed" xlink:actuate="onLoad">
            <text:p/>
          </draw:image>
        </draw:frame>
        <draw:frame draw:style-name="gr9" draw:text-style-name="P1" draw:layer="layout" svg:width="2.49cm" svg:height="1.286cm" svg:x="15.417cm" svg:y="6.842cm">
          <draw:image xlink:href="Pictures/200000420000030B000001931E2516F7.svm" xlink:type="simple" xlink:show="embed" xlink:actuate="onLoad">
            <text:p/>
          </draw:image>
        </draw:frame>
        <draw:frame draw:style-name="gr10" draw:text-style-name="P1" draw:layer="layout" svg:width="2.49cm" svg:height="1.286cm" svg:x="10.464cm" svg:y="8.747cm">
          <draw:image xlink:href="Pictures/200000420000030B00000193A1D9A69D.svm" xlink:type="simple" xlink:show="embed" xlink:actuate="onLoad">
            <text:p/>
          </draw:image>
        </draw:frame>
        <draw:frame draw:style-name="gr11" draw:text-style-name="P1" draw:layer="layout" svg:width="2.499cm" svg:height="1.274cm" svg:x="15.163cm" svg:y="4.318cm">
          <draw:image xlink:href="Pictures/200000420000030E0000018FE1C0D32F.svm" xlink:type="simple" xlink:show="embed" xlink:actuate="onLoad">
            <text:p/>
          </draw:image>
        </draw:frame>
        <draw:frame draw:style-name="gr12" draw:text-style-name="P1" draw:layer="layout" svg:width="3.005cm" svg:height="1.13cm" svg:x="5.51cm" svg:y="0.381cm">
          <draw:image xlink:href="Pictures/20000032000003AD000001626A53B25E.svm" xlink:type="simple" xlink:show="embed" xlink:actuate="onLoad">
            <text:p/>
          </draw:image>
        </draw:frame>
        <draw:frame draw:style-name="gr13" draw:text-style-name="P1" draw:layer="layout" svg:width="3.379cm" svg:height="1.13cm" svg:x="17.925cm" svg:y="0.508cm">
          <draw:image xlink:href="Pictures/20000032000004220000016237E7DFF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3T15:22:54</dc:date>
    <dc:creator>Jack Reilly</dc:creator>
    <meta:generator>LibreOffice/3.6$MacOSX_x86 LibreOffice_project/2ef5aff-a6fb0ff-166bdff-cf087ad-0f1389</meta:generator>
    <meta:editing-duration>PT46M44S</meta:editing-duration>
    <meta:editing-cycles>14</meta:editing-cycles>
    <meta:document-statistic meta:object-count="22"/>
  </office:meta>
</office:document-meta>
</file>